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style style:name="P2" style:family="paragraph" style:parent-style-name="Standard">
      <style:paragraph-properties fo:text-align="justify" style:justify-single-word="false"/>
      <style:text-properties style:font-name="文泉驿等宽微米黑" fo:font-size="10.5pt" style:font-name-asian="文泉驿等宽微米黑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共有8164部电影，选取964部用于测试，保留7200部。</text:p>
      <text:p text:style-name="P2"/>
      <text:p text:style-name="P2"><text:s text:c="3"/>考虑到选作测试的电影发布时间从2014-05开始，整个数据是2014-10初获取的，时间跨度是05到09月共五个月。考虑2013-12到2014-04期间用户的记录数，作为给用户推荐的物品数。</text:p>
      <text:p text:style-name="P2"/>
      <text:p text:style-name="P2"><text:s text:c="3"/>总共有33个电影分类，如剧情/动作/科幻等。</text:p>
      <text:p text:style-name="P2"><text:s text:c="3"/>对于每个分类，某部电影属于或不属于该分类。</text:p>
      <text:p text:style-name="P2"><text:s text:c="3"/>因此，电影的特征向量item_feat长度是33，每个元素取值0或1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49:50</meta:creation-date>
    <dc:date>2014-11-19T15:49:07</dc:date>
    <meta:editing-duration>PT7M40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1" meta:paragraph-count="6" meta:word-count="32" meta:character-count="219" meta:non-whitespace-character-count="234"/>
  </office:meta>
</office:document-meta>
</file>